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B000001A4D3346CD8AF3A6E82.png" manifest:media-type="image/png"/>
  <manifest:file-entry manifest:full-path="Pictures/100000000000021E000001A6941538A9DCD1E710.png" manifest:media-type="image/png"/>
  <manifest:file-entry manifest:full-path="Pictures/10000201000001A500000227BEF46C7F2FA544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000000" style:font-name="Consolas" fo:font-size="12pt" fo:font-weight="normal" officeooo:paragraph-rsid="000e7fea" fo:background-color="#ffffff" style:font-size-asian="12pt" style:font-size-complex="12pt"/>
    </style:style>
    <style:style style:name="T1" style:family="text">
      <style:text-properties officeooo:rsid="000ccd5f"/>
    </style:style>
    <style:style style:name="T2" style:family="text">
      <style:text-properties officeooo:rsid="000e7fea"/>
    </style:style>
    <style:style style:name="T3" style:family="text">
      <style:text-properties officeooo:rsid="001152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vil </text:span>576px <text:span text:style-name="T2">o menos</text:span>, <text:span text:style-name="T1">tablet</text:span> <text:span text:style-name="T1">992px </text:span><text:span text:style-name="T2">o menos </text:span><text:span text:style-name="T1">y </text:span><text:span text:style-name="T3">normal </text:span><text:span text:style-name="T1">mas </text:span><text:span text:style-name="T2">de </text:span><text:span text:style-name="T1">992px.</text:span></text:p>
      <text:p text:style-name="Standard"><draw:frame draw:style-name="fr1" draw:name="Imagen1" text:anchor-type="char" svg:x="5.502cm" svg:y="0.026cm" svg:width="5.794cm" svg:height="11.113cm" draw:z-index="0"><draw:image xlink:href="Pictures/10000000000000DB000001A4D3346CD8AF3A6E8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.804cm" svg:y="0.411cm" svg:width="14.342cm" svg:height="11.809cm" draw:z-index="1"><draw:image xlink:href="Pictures/100000000000021E000001A6941538A9DCD1E71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3" text:anchor-type="char" svg:x="2.789cm" svg:y="0.302cm" svg:width="11.762cm" svg:height="15.274cm" draw:z-index="2"><draw:image xlink:href="Pictures/10000201000001A500000227BEF46C7F2FA544E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2-17T19:36:35.068000000</dc:date>
    <meta:editing-duration>PT27M5S</meta:editing-duration>
    <meta:editing-cycles>10</meta:editing-cycles>
    <meta:document-statistic meta:table-count="0" meta:image-count="3" meta:object-count="0" meta:page-count="2" meta:paragraph-count="1" meta:word-count="13" meta:character-count="64" meta:non-whitespace-character-count="52"/>
  </office:meta>
</office:document-meta>
</file>